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4.468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508in" fo:break-before="auto" style:use-optimal-row-height="false"/>
    </style:style>
    <style:style style:name="ro7" style:family="table-row">
      <style:table-row-properties style:row-height="0.2181in" fo:break-before="auto" style:use-optimal-row-height="false"/>
    </style:style>
    <style:style style:name="ro8" style:family="table-row">
      <style:table-row-properties style:row-height="0.3272in" fo:break-before="auto" style:use-optimal-row-height="false"/>
    </style:style>
    <style:style style:name="ro10" style:family="table-row">
      <style:table-row-properties style:row-height="0.3709in" fo:break-before="auto" style:use-optimal-row-height="fals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3709in" fo:break-before="auto" style:use-optimal-row-height="true"/>
    </style:style>
    <style:style style:name="ro13" style:family="table-row">
      <style:table-row-properties style:row-height="0.3811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language="nl" fo:country="NL" fo:font-style="italic" fo:font-weight="bold" style:font-name-asian="Times New Roman" style:font-size-asian="12pt" style:font-style-asian="italic" style:font-weight-asian="bold" style:font-name-complex="Times New Roman" style:font-size-complex="6.80000019073486pt" style:language-complex="en" style:country-complex="US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end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3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italic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30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name-asian="Droid Sans Fallback" style:font-size-asian="12pt" style:font-name-complex="Lohit Hindi" style:font-size-complex="12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4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1" fo:font-size="11pt" style:font-size-asian="11pt" style:font-size-complex="11pt"/>
    </style:style>
    <style:style style:name="ce39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get_company_name()" xlink:type="simple">Company</text:a></text:span></text:p>
          </table:table-cell>
          <table:covered-table-cell/>
          <table:table-cell/>
          <table:table-cell table:style-name="ce29" office:value-type="string" table:number-columns-spanned="3" table:number-rows-spanned="1">
            <text:p>Mẫu số B 03 - DN</text:p>
          </table:table-cell>
          <table:covered-table-cell table:number-columns-repeated="2" table:style-name="ce30"/>
          <table:table-cell table:number-columns-repeated="101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get_company_address()" xlink:type="simple">company_address</text:a></text:p>
          </table:table-cell>
          <table:covered-table-cell/>
          <table:table-cell/>
          <table:table-cell table:style-name="ce29" office:value-type="string" table:number-columns-spanned="3" table:number-rows-spanned="2">
            <text:p>(Ban hành theo Thông tư số 200/2014/TT-BTC</text:p>
            <text:p>Ngày 22/12/2014 của Bộ Tài Chính)</text:p>
          </table:table-cell>
          <table:covered-table-cell table:number-columns-repeated="2" table:style-name="ce30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covered-table-cell table:number-columns-repeated="3" table:style-name="ce30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6" table:number-rows-spanned="1">
            <text:p>BÁO CÁO LƯU CHUYỂN TIỀN TỆ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5" office:value-type="string" table:number-columns-spanned="6" table:number-rows-spanned="1">
            <text:p>(Theo phương pháp trực tiếp)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6" office:value-type="string" table:number-columns-spanned="6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5" table:style-name="ce14"/>
          <table:table-cell table:number-columns-repeated="1018"/>
        </table:table-row>
        <table:table-row table:style-name="ro8">
          <table:table-cell table:number-columns-repeated="5"/>
          <table:table-cell table:style-name="ce38" office:value-type="string">
            <text:p>ĐVT: Đồng</text:p>
          </table:table-cell>
          <table:table-cell table:number-columns-repeated="1018"/>
        </table:table-row>
        <table:table-row table:style-name="ro10">
          <table:table-cell table:style-name="ce7" office:value-type="string" table:number-columns-spanned="2" table:number-rows-spanned="1">
            <text:p>CHỈ TIÊU</text:p>
          </table:table-cell>
          <table:covered-table-cell table:style-name="ce7"/>
          <table:table-cell table:style-name="ce7" office:value-type="string">
            <text:p>Mã số</text:p>
          </table:table-cell>
          <table:table-cell table:style-name="ce7" office:value-type="string">
            <text:p>Thuyết minh</text:p>
          </table:table-cell>
          <table:table-cell table:style-name="ce7" office:value-type="string">
            <text:p>Kỳ này</text:p>
          </table:table-cell>
          <table:table-cell table:style-name="ce7" office:value-type="string">
            <text:p>Kỳ trước</text:p>
          </table:table-cell>
          <table:table-cell table:number-columns-repeated="1018"/>
        </table:table-row>
        <table:table-row table:style-name="ro4">
          <table:table-cell table:style-name="ce8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5" table:style-name="ce16"/>
          <table:table-cell table:number-columns-repeated="1018"/>
        </table:table-row>
        <table:table-row table:style-name="ro11">
          <table:table-cell table:style-name="ce10" office:value-type="string">
            <text:p>I.</text:p>
          </table:table-cell>
          <table:table-cell table:style-name="ce17" office:value-type="string">
            <text:p>Lưu chuyển tiền từ hoạt động kinh doanh</text:p>
          </table:table-cell>
          <table:table-cell table:style-name="ce27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1">
          <table:table-cell table:style-name="ce11" office:value-type="string">
            <text:p>1.</text:p>
          </table:table-cell>
          <table:table-cell table:style-name="ce18" office:value-type="string">
            <text:p>Tiền thu từ bán hàng, cung cấp dịch vụ và doanh thu khác</text:p>
          </table:table-cell>
          <table:table-cell table:style-name="ce28" office:value-type="string">
            <text:p>01</text:p>
          </table:table-cell>
          <table:table-cell table:style-name="ce31"/>
          <table:table-cell table:style-name="ce35" office:value-type="string">
            <text:p><text:a xlink:href="python://line['curr_amt01']" xlink:type="simple">curr_amt01</text:a></text:p>
          </table:table-cell>
          <table:table-cell table:style-name="ce35" office:value-type="string">
            <text:p><text:a xlink:href="python://line['prior_amt01']" xlink:type="simple">prior_amt01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2.</text:p>
          </table:table-cell>
          <table:table-cell table:style-name="ce19" office:value-type="string">
            <text:p>Tiền chi trả cho người cung cấp hàng hóa và dịch vụ</text:p>
          </table:table-cell>
          <table:table-cell table:style-name="ce28" office:value-type="string">
            <text:p>02</text:p>
          </table:table-cell>
          <table:table-cell table:style-name="ce31"/>
          <table:table-cell table:style-name="ce35" office:value-type="string">
            <text:p><text:a xlink:href="python://line['curr_amt02']" xlink:type="simple">curr_amt02</text:a></text:p>
          </table:table-cell>
          <table:table-cell table:style-name="ce35" office:value-type="string">
            <text:p><text:a xlink:href="python://line['prior_amt02']" xlink:type="simple">prior_amt02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3.</text:p>
          </table:table-cell>
          <table:table-cell table:style-name="ce20" office:value-type="string">
            <text:p>Tiền chi trả cho người lao động</text:p>
          </table:table-cell>
          <table:table-cell table:style-name="ce28" office:value-type="string">
            <text:p>03</text:p>
          </table:table-cell>
          <table:table-cell table:style-name="ce31"/>
          <table:table-cell table:style-name="ce35" office:value-type="string">
            <text:p><text:a xlink:href="python://line['curr_amt03']" xlink:type="simple">curr_amt03</text:a></text:p>
          </table:table-cell>
          <table:table-cell table:style-name="ce35" office:value-type="string">
            <text:p><text:a xlink:href="python://line['prior_amt03']" xlink:type="simple">prior_amt03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4.</text:p>
          </table:table-cell>
          <table:table-cell table:style-name="ce21" office:value-type="string">
            <text:p>Tiền chi trả lãi vay</text:p>
          </table:table-cell>
          <table:table-cell table:style-name="ce28" office:value-type="string">
            <text:p>04</text:p>
          </table:table-cell>
          <table:table-cell table:style-name="ce31"/>
          <table:table-cell table:style-name="ce35" office:value-type="string">
            <text:p><text:a xlink:href="python://line['curr_amt04']" xlink:type="simple">curr_amt04</text:a></text:p>
          </table:table-cell>
          <table:table-cell table:style-name="ce35" office:value-type="string">
            <text:p><text:a xlink:href="python://line['prior_amt04']" xlink:type="simple">prior_amt04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5.</text:p>
          </table:table-cell>
          <table:table-cell table:style-name="ce20" office:value-type="string">
            <text:p>Tiền chi nộp thuế thu nhập doanh nghiệp</text:p>
          </table:table-cell>
          <table:table-cell table:style-name="ce28" office:value-type="string">
            <text:p>05</text:p>
          </table:table-cell>
          <table:table-cell table:style-name="ce32"/>
          <table:table-cell table:style-name="ce35" office:value-type="string">
            <text:p><text:a xlink:href="python://line['curr_amt05']" xlink:type="simple">curr_amt05</text:a></text:p>
          </table:table-cell>
          <table:table-cell table:style-name="ce35" office:value-type="string">
            <text:p><text:a xlink:href="python://line['prior_amt05']" xlink:type="simple">prior_amt05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6.</text:p>
          </table:table-cell>
          <table:table-cell table:style-name="ce20" office:value-type="string">
            <text:p>Tiền thu khác từ hoạt động kinh doanh</text:p>
          </table:table-cell>
          <table:table-cell table:style-name="ce28" office:value-type="string">
            <text:p>06</text:p>
          </table:table-cell>
          <table:table-cell table:style-name="ce32"/>
          <table:table-cell table:style-name="ce35" office:value-type="string">
            <text:p><text:a xlink:href="python://line['curr_amt06']" xlink:type="simple">curr_amt06</text:a></text:p>
          </table:table-cell>
          <table:table-cell table:style-name="ce35" office:value-type="string">
            <text:p><text:a xlink:href="python://line['prior_amt06']" xlink:type="simple">prior_amt06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7.</text:p>
          </table:table-cell>
          <table:table-cell table:style-name="ce20" office:value-type="string">
            <text:p>Tiền chi khác cho hoạt động kinh doanh</text:p>
          </table:table-cell>
          <table:table-cell table:style-name="ce28" office:value-type="string">
            <text:p>07</text:p>
          </table:table-cell>
          <table:table-cell table:style-name="ce33"/>
          <table:table-cell table:style-name="ce35" office:value-type="string">
            <text:p><text:a xlink:href="python://line['curr_amt07']" xlink:type="simple">curr_amt07</text:a></text:p>
          </table:table-cell>
          <table:table-cell table:style-name="ce35" office:value-type="string">
            <text:p><text:a xlink:href="python://line['prior_amt07']" xlink:type="simple">prior_amt07</text:a></text:p>
          </table:table-cell>
          <table:table-cell table:number-columns-repeated="1018"/>
        </table:table-row>
        <table:table-row table:style-name="ro11">
          <table:table-cell table:style-name="ce11"/>
          <table:table-cell table:style-name="ce22" office:value-type="string">
            <text:p>Lưu chuyển tiền thuần từ hoạt động kinh doanh</text:p>
          </table:table-cell>
          <table:table-cell table:style-name="ce27" office:value-type="string">
            <text:p>20</text:p>
          </table:table-cell>
          <table:table-cell table:style-name="ce32"/>
          <table:table-cell table:style-name="ce34" office:value-type="string">
            <text:p><text:a xlink:href="python://line['curr_amt20']" xlink:type="simple">curr_amt20</text:a></text:p>
          </table:table-cell>
          <table:table-cell table:style-name="ce34" office:value-type="string">
            <text:p><text:a xlink:href="python://line['prior_amt20']" xlink:type="simple">prior_amt20</text:a></text:p>
          </table:table-cell>
          <table:table-cell table:number-columns-repeated="1018"/>
        </table:table-row>
        <table:table-row table:style-name="ro11">
          <table:table-cell table:style-name="ce10" office:value-type="string">
            <text:p>II.</text:p>
          </table:table-cell>
          <table:table-cell table:style-name="ce23" office:value-type="string">
            <text:p>Lưu chuyển tiền từ hoạt động đầu tư</text:p>
          </table:table-cell>
          <table:table-cell table:style-name="ce28"/>
          <table:table-cell table:style-name="ce32"/>
          <table:table-cell table:style-name="ce34" table:number-columns-repeated="2"/>
          <table:table-cell table:number-columns-repeated="1018"/>
        </table:table-row>
        <table:table-row table:style-name="ro12">
          <table:table-cell table:style-name="ce11" office:value-type="string">
            <text:p>1.</text:p>
          </table:table-cell>
          <table:table-cell table:style-name="ce20" office:value-type="string">
            <text:p>Tiền chi để mua sắm, xây dựng TSCĐ và các tài sản dài hạn khác</text:p>
          </table:table-cell>
          <table:table-cell table:style-name="ce28" office:value-type="string">
            <text:p>21</text:p>
          </table:table-cell>
          <table:table-cell table:style-name="ce33"/>
          <table:table-cell table:style-name="ce35" office:value-type="string">
            <text:p><text:a xlink:href="python://line['curr_amt21']" xlink:type="simple">curr_amt21</text:a></text:p>
          </table:table-cell>
          <table:table-cell table:style-name="ce35" office:value-type="string">
            <text:p><text:a xlink:href="python://line['prior_amt21']" xlink:type="simple">prior_amt21</text:a></text:p>
          </table:table-cell>
          <table:table-cell table:number-columns-repeated="1018"/>
        </table:table-row>
        <table:table-row table:style-name="ro12">
          <table:table-cell table:style-name="ce11" office:value-type="string">
            <text:p>2.</text:p>
          </table:table-cell>
          <table:table-cell table:style-name="ce20" office:value-type="string">
            <text:p>Tiền thu từ thanh lý, nhượng bán TSCĐ và các tài sản dài hạn khác</text:p>
          </table:table-cell>
          <table:table-cell table:style-name="ce28" office:value-type="string">
            <text:p>22</text:p>
          </table:table-cell>
          <table:table-cell table:style-name="ce32"/>
          <table:table-cell table:style-name="ce35" office:value-type="string">
            <text:p><text:a xlink:href="python://line['curr_amt22']" xlink:type="simple">curr_amt22</text:a></text:p>
          </table:table-cell>
          <table:table-cell table:style-name="ce35" office:value-type="string">
            <text:p><text:a xlink:href="python://line['prior_amt22']" xlink:type="simple">prior_amt22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3.</text:p>
          </table:table-cell>
          <table:table-cell table:style-name="ce20" office:value-type="string">
            <text:p>Tiền chi cho vay, mua các công cụ nợ của đơn vị khác</text:p>
          </table:table-cell>
          <table:table-cell table:style-name="ce28" office:value-type="string">
            <text:p>23</text:p>
          </table:table-cell>
          <table:table-cell table:style-name="ce32"/>
          <table:table-cell table:style-name="ce35" office:value-type="string">
            <text:p><text:a xlink:href="python://line['curr_amt23']" xlink:type="simple">curr_amt23</text:a></text:p>
          </table:table-cell>
          <table:table-cell table:style-name="ce35" office:value-type="string">
            <text:p><text:a xlink:href="python://line['prior_amt23']" xlink:type="simple">prior_amt23</text:a></text:p>
          </table:table-cell>
          <table:table-cell table:number-columns-repeated="1018"/>
        </table:table-row>
        <table:table-row table:style-name="ro13">
          <table:table-cell table:style-name="ce11" office:value-type="string">
            <text:p>4.</text:p>
          </table:table-cell>
          <table:table-cell table:style-name="ce20" office:value-type="string">
            <text:p>Tiền thu hồi cho vay, bán lại các công cụ nợ của đơn vị khác</text:p>
          </table:table-cell>
          <table:table-cell table:style-name="ce28" office:value-type="string">
            <text:p>24</text:p>
          </table:table-cell>
          <table:table-cell table:style-name="ce33"/>
          <table:table-cell table:style-name="ce35" office:value-type="string">
            <text:p><text:a xlink:href="python://line['curr_amt24']" xlink:type="simple">curr_amt24</text:a></text:p>
          </table:table-cell>
          <table:table-cell table:style-name="ce35" office:value-type="string">
            <text:p><text:a xlink:href="python://line['prior_amt24']" xlink:type="simple">prior_amt24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5.</text:p>
          </table:table-cell>
          <table:table-cell table:style-name="ce20" office:value-type="string">
            <text:p>Tiền chi đầu tư góp vốn vào đơn vị khác</text:p>
          </table:table-cell>
          <table:table-cell table:style-name="ce28" office:value-type="string">
            <text:p>25</text:p>
          </table:table-cell>
          <table:table-cell table:style-name="ce33"/>
          <table:table-cell table:style-name="ce35" office:value-type="string">
            <text:p><text:a xlink:href="python://line['curr_amt25']" xlink:type="simple">curr_amt25</text:a></text:p>
          </table:table-cell>
          <table:table-cell table:style-name="ce35" office:value-type="string">
            <text:p><text:a xlink:href="python://line['prior_amt25']" xlink:type="simple">prior_amt25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6.</text:p>
          </table:table-cell>
          <table:table-cell table:style-name="ce20" office:value-type="string">
            <text:p>Tiền thu hồi đầu tư góp vốn vào đơn vị khác</text:p>
          </table:table-cell>
          <table:table-cell table:style-name="ce28" office:value-type="string">
            <text:p>26</text:p>
          </table:table-cell>
          <table:table-cell table:style-name="ce32"/>
          <table:table-cell table:style-name="ce35" office:value-type="string">
            <text:p><text:a xlink:href="python://line['curr_amt26']" xlink:type="simple">curr_amt26</text:a></text:p>
          </table:table-cell>
          <table:table-cell table:style-name="ce35" office:value-type="string">
            <text:p><text:a xlink:href="python://line['prior_amt26']" xlink:type="simple">prior_amt26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7.</text:p>
          </table:table-cell>
          <table:table-cell table:style-name="ce20" office:value-type="string">
            <text:p>Tiền thu lãi cho vay, cổ tức và lợi nhuận được chia</text:p>
          </table:table-cell>
          <table:table-cell table:style-name="ce28" office:value-type="string">
            <text:p>27</text:p>
          </table:table-cell>
          <table:table-cell table:style-name="ce32"/>
          <table:table-cell table:style-name="ce35" office:value-type="string">
            <text:p><text:a xlink:href="python://line['curr_amt27']" xlink:type="simple">curr_amt27</text:a></text:p>
          </table:table-cell>
          <table:table-cell table:style-name="ce35" office:value-type="string">
            <text:p><text:a xlink:href="python://line['prior_amt27']" xlink:type="simple">prior_amt27</text:a></text:p>
          </table:table-cell>
          <table:table-cell table:number-columns-repeated="1018"/>
        </table:table-row>
        <table:table-row table:style-name="ro11">
          <table:table-cell table:style-name="ce11"/>
          <table:table-cell table:style-name="ce22" office:value-type="string">
            <text:p>Lưu chuyển tiền thuần từ hoạt động đầu tư</text:p>
          </table:table-cell>
          <table:table-cell table:style-name="ce27" office:value-type="string">
            <text:p>30</text:p>
          </table:table-cell>
          <table:table-cell table:style-name="ce33"/>
          <table:table-cell table:style-name="ce34" office:value-type="string">
            <text:p><text:a xlink:href="python://line['curr_amt30']" xlink:type="simple">curr_amt30</text:a></text:p>
          </table:table-cell>
          <table:table-cell table:style-name="ce34" office:value-type="string">
            <text:p><text:a xlink:href="python://line['prior_amt30']" xlink:type="simple">prior_amt30</text:a></text:p>
          </table:table-cell>
          <table:table-cell table:number-columns-repeated="1018"/>
        </table:table-row>
        <table:table-row table:style-name="ro11">
          <table:table-cell table:style-name="ce10" office:value-type="string">
            <text:p>III.</text:p>
          </table:table-cell>
          <table:table-cell table:style-name="ce24" office:value-type="string">
            <text:p>Lưu chuyển tiền từ hoạt động tài chính</text:p>
          </table:table-cell>
          <table:table-cell table:style-name="ce28"/>
          <table:table-cell table:style-name="ce33"/>
          <table:table-cell table:style-name="ce34" table:number-columns-repeated="2"/>
          <table:table-cell table:number-columns-repeated="1018"/>
        </table:table-row>
        <table:table-row table:style-name="ro10">
          <table:table-cell table:style-name="ce11" office:value-type="string">
            <text:p>1.</text:p>
          </table:table-cell>
          <table:table-cell table:style-name="ce20" office:value-type="string">
            <text:p>Tiền thu từ phát hành cổ phiếu, nhận vốn góp của chủ sở hữu</text:p>
          </table:table-cell>
          <table:table-cell table:style-name="ce28" office:value-type="string">
            <text:p>31</text:p>
          </table:table-cell>
          <table:table-cell table:style-name="ce33"/>
          <table:table-cell table:style-name="ce35" office:value-type="string">
            <text:p><text:a xlink:href="python://line['curr_amt31']" xlink:type="simple">curr_amt31</text:a></text:p>
          </table:table-cell>
          <table:table-cell table:style-name="ce35" office:value-type="string">
            <text:p><text:a xlink:href="python://line['prior_amt31']" xlink:type="simple">prior_amt31</text:a></text:p>
          </table:table-cell>
          <table:table-cell table:number-columns-repeated="1018"/>
        </table:table-row>
        <table:table-row table:style-name="ro12">
          <table:table-cell table:style-name="ce11" office:value-type="string">
            <text:p>2.</text:p>
          </table:table-cell>
          <table:table-cell table:style-name="ce20" office:value-type="string">
            <text:p>Tiền chi trả vốn góp cho các chủ sở hữu, mua lại cổ phiếu của doanh nghiệp đã phát hành</text:p>
          </table:table-cell>
          <table:table-cell table:style-name="ce28" office:value-type="string">
            <text:p>32</text:p>
          </table:table-cell>
          <table:table-cell table:style-name="ce33"/>
          <table:table-cell table:style-name="ce35" office:value-type="string">
            <text:p><text:a xlink:href="python://line['curr_amt32']" xlink:type="simple">curr_amt32</text:a></text:p>
          </table:table-cell>
          <table:table-cell table:style-name="ce35" office:value-type="string">
            <text:p><text:a xlink:href="python://line['prior_amt32']" xlink:type="simple">prior_amt32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3.</text:p>
          </table:table-cell>
          <table:table-cell table:style-name="ce20" office:value-type="string">
            <text:p>Tiền vay ngắn hạn, dài hạn nhận được</text:p>
          </table:table-cell>
          <table:table-cell table:style-name="ce28" office:value-type="string">
            <text:p>33</text:p>
          </table:table-cell>
          <table:table-cell table:style-name="ce33"/>
          <table:table-cell table:style-name="ce35" office:value-type="string">
            <text:p><text:a xlink:href="python://line['curr_amt33']" xlink:type="simple">curr_amt33</text:a></text:p>
          </table:table-cell>
          <table:table-cell table:style-name="ce35" office:value-type="string">
            <text:p><text:a xlink:href="python://line['prior_amt33']" xlink:type="simple">prior_amt33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4.</text:p>
          </table:table-cell>
          <table:table-cell table:style-name="ce20" office:value-type="string">
            <text:p>Tiền chi trả nợ gốc vay</text:p>
          </table:table-cell>
          <table:table-cell table:style-name="ce28" office:value-type="string">
            <text:p>34</text:p>
          </table:table-cell>
          <table:table-cell table:style-name="ce33"/>
          <table:table-cell table:style-name="ce35" office:value-type="string">
            <text:p><text:a xlink:href="python://line['curr_amt34']" xlink:type="simple">curr_amt34</text:a></text:p>
          </table:table-cell>
          <table:table-cell table:style-name="ce35" office:value-type="string">
            <text:p><text:a xlink:href="python://line['prior_amt34']" xlink:type="simple">prior_amt34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5.</text:p>
          </table:table-cell>
          <table:table-cell table:style-name="ce20" office:value-type="string">
            <text:p>Tiền chi trả nợ thuê tài chính</text:p>
          </table:table-cell>
          <table:table-cell table:style-name="ce28" office:value-type="string">
            <text:p>35</text:p>
          </table:table-cell>
          <table:table-cell table:style-name="ce33"/>
          <table:table-cell table:style-name="ce35" office:value-type="string">
            <text:p><text:a xlink:href="python://line['curr_amt35']" xlink:type="simple">curr_amt35</text:a></text:p>
          </table:table-cell>
          <table:table-cell table:style-name="ce35" office:value-type="string">
            <text:p><text:a xlink:href="python://line['prior_amt35']" xlink:type="simple">prior_amt35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6.</text:p>
          </table:table-cell>
          <table:table-cell table:style-name="ce20" office:value-type="string">
            <text:p>Cổ tức, lợi nhuận đã trả cho chủ sở hữu</text:p>
          </table:table-cell>
          <table:table-cell table:style-name="ce28" office:value-type="string">
            <text:p>36</text:p>
          </table:table-cell>
          <table:table-cell table:style-name="ce33"/>
          <table:table-cell table:style-name="ce35" office:value-type="string">
            <text:p><text:a xlink:href="python://line['curr_amt36']" xlink:type="simple">curr_amt36</text:a></text:p>
          </table:table-cell>
          <table:table-cell table:style-name="ce35" office:value-type="string">
            <text:p><text:a xlink:href="python://line['prior_amt36']" xlink:type="simple">prior_amt36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2" office:value-type="string">
            <text:p>Lưu chuyển tiền thuần từ hoạt động tài chính</text:p>
          </table:table-cell>
          <table:table-cell table:style-name="ce27" office:value-type="string">
            <text:p>40</text:p>
          </table:table-cell>
          <table:table-cell table:style-name="ce33"/>
          <table:table-cell table:style-name="ce34" office:value-type="string">
            <text:p><text:a xlink:href="python://line['curr_amt40']" xlink:type="simple">curr_amt40</text:a></text:p>
          </table:table-cell>
          <table:table-cell table:style-name="ce34" office:value-type="string">
            <text:p><text:a xlink:href="python://line['prior_amt40']" xlink:type="simple">prior_amt40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5" office:value-type="string">
            <text:p>Lưu chuyển tiền thuần trong kỳ (50 = 20+30+40)</text:p>
          </table:table-cell>
          <table:table-cell table:style-name="ce27" office:value-type="string">
            <text:p>50</text:p>
          </table:table-cell>
          <table:table-cell table:style-name="ce33"/>
          <table:table-cell table:style-name="ce34" office:value-type="string">
            <text:p><text:a xlink:href="python://line['curr_amt50']" xlink:type="simple">curr_amt50</text:a></text:p>
          </table:table-cell>
          <table:table-cell table:style-name="ce34" office:value-type="string">
            <text:p><text:a xlink:href="python://line['prior_amt50']" xlink:type="simple">prior_amt50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5" office:value-type="string">
            <text:p>Tiền và tương đương tiền đầu kỳ</text:p>
          </table:table-cell>
          <table:table-cell table:style-name="ce27" office:value-type="string">
            <text:p>60</text:p>
          </table:table-cell>
          <table:table-cell table:style-name="ce33"/>
          <table:table-cell table:style-name="ce34" office:value-type="string">
            <text:p><text:a xlink:href="python://line['curr_amt60']" xlink:type="simple">curr_amt60</text:a></text:p>
          </table:table-cell>
          <table:table-cell table:style-name="ce34" office:value-type="string">
            <text:p><text:a xlink:href="python://line['prior_amt60']" xlink:type="simple">prior_amt60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0" office:value-type="string">
            <text:p>Ảnh hưởng của thay đổi tỷ giá hối đoái quy đổi ngoại tệ</text:p>
          </table:table-cell>
          <table:table-cell table:style-name="ce28" office:value-type="string">
            <text:p>61</text:p>
          </table:table-cell>
          <table:table-cell table:style-name="ce33"/>
          <table:table-cell table:style-name="ce35" office:value-type="string">
            <text:p><text:a xlink:href="python://line['curr_amt61']" xlink:type="simple">curr_amt61</text:a></text:p>
          </table:table-cell>
          <table:table-cell table:style-name="ce35" office:value-type="string">
            <text:p><text:a xlink:href="python://line['prior_amt61']" xlink:type="simple">prior_amt61</text:a></text:p>
          </table:table-cell>
          <table:table-cell table:number-columns-repeated="1018"/>
        </table:table-row>
        <table:table-row table:style-name="ro11">
          <table:table-cell table:style-name="ce11"/>
          <table:table-cell table:style-name="ce25" office:value-type="string">
            <text:p>Tiền và tương đương tiền cuối kỳ (70 = 50+60+61)</text:p>
          </table:table-cell>
          <table:table-cell table:style-name="ce27" office:value-type="string">
            <text:p>70</text:p>
          </table:table-cell>
          <table:table-cell table:style-name="ce33"/>
          <table:table-cell table:style-name="ce34" office:value-type="string">
            <text:p><text:a xlink:href="python://line['curr_amt70']" xlink:type="simple">curr_amt70</text:a></text:p>
          </table:table-cell>
          <table:table-cell table:style-name="ce34" office:value-type="string">
            <text:p><text:a xlink:href="python://line['prior_amt70']" xlink:type="simple">prior_amt70</text:a></text:p>
          </table:table-cell>
          <table:table-cell table:number-columns-repeated="1018"/>
        </table:table-row>
        <table:table-row table:style-name="ro3">
          <table:table-cell table:style-name="ce12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6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3" table:number-columns-repeated="2"/>
          <table:table-cell table:number-columns-repeated="1022"/>
        </table:table-row>
        <table:table-row table:style-name="ro14">
          <table:table-cell table:number-columns-repeated="4"/>
          <table:table-cell table:style-name="ce36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14">
          <table:table-cell/>
          <table:table-cell table:style-name="ce26" office:value-type="string">
            <text:p>Người lập biểu</text:p>
          </table:table-cell>
          <table:table-cell table:style-name="ce26" office:value-type="string">
            <text:p>Kế toán trưởng</text:p>
          </table:table-cell>
          <table:table-cell table:style-name="ce26"/>
          <table:table-cell table:style-name="ce37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14">
          <table:table-cell/>
          <table:table-cell table:number-columns-repeated="2" office:value-type="string">
            <text:p><text:s text:c="5"/>(Ký, họ tên)</text:p>
          </table:table-cell>
          <table:table-cell/>
          <table:table-cell table:style-name="ce6" office:value-type="string" table:number-columns-spanned="2" table:number-rows-spanned="1">
            <text:p>(Ký, họ tên và đóng dấu)</text:p>
          </table:table-cell>
          <table:covered-table-cell table:style-name="ce39"/>
          <table:table-cell table:number-columns-repeated="1018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E13:Sheet1.F2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10-02T16:13:51</dc:date>
    <dc:creator>TrongNguyen </dc:creator>
    <meta:editing-duration>PT5H52M47S</meta:editing-duration>
    <meta:editing-cycles>115</meta:editing-cycles>
    <meta:generator>LibreOffice/3.5$Linux_x86 LibreOffice_project/350m1$Build-2</meta:generator>
    <meta:document-statistic meta:table-count="3" meta:cell-count="161" meta:object-count="0"/>
  </office:meta>
</office:document-meta>
</file>